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707" officeooo:paragraph-rsid="000327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.txt, credantial.txt &gt;&gt; read &gt;&gt; script &gt;&gt; output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21:14:32.490746057</meta:creation-date>
    <meta:editing-duration>PT15H52M4S</meta:editing-duration>
    <meta:editing-cycles>2</meta:editing-cycles>
    <meta:generator>LibreOffice/6.4.7.2$Linux_X86_64 LibreOffice_project/40$Build-2</meta:generator>
    <dc:date>2022-02-03T13:14:48.644222612</dc:date>
    <meta:document-statistic meta:table-count="0" meta:image-count="0" meta:object-count="0" meta:page-count="1" meta:paragraph-count="1" meta:word-count="8" meta:character-count="54" meta:non-whitespace-character-count="47"/>
  </office:meta>
</office:document-meta>
</file>